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="0.002cm solid #000000" style:shrink-to-fit="true"/>
    </style:style>
    <style:style style:name="ce12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5" style:family="table-cell" style:parent-style-name="Default">
      <style:table-cell-properties style:diagonal-bl-tr="0.002cm solid #000000" fo:border="0.002cm solid #000000"/>
    </style:style>
    <style:style style:name="ce1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17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7" style:family="table-cell" style:parent-style-name="Default" style:data-style-name="N109">
      <style:table-cell-properties fo:border="0.002cm solid #000000" style:shrink-to-fit="true"/>
    </style:style>
    <style:style style:name="ce8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center" fo:margin-left="0cm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number-columns-repeated="5" table:default-cell-style-name="ce3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0"/>
          <table:table-cell table:style-name="Default" table:number-columns-repeated="2"/>
          <table:table-cell table:style-name="ce14" office:value-type="string">
            <text:p>認定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>
            <text:p>起案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2" table:style-name="ce3"/>
          <table:covered-table-cell table:number-columns-repeated="5"/>
        </table:table-row>
        <table:table-row table:style-name="ro1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3" office:value-type="string">
            <text:p>一般分</text:p>
          </table:table-cell>
          <table:table-cell table:style-name="ce13" office:value-type="string">
            <text:p>加算額</text:p>
          </table:table-cell>
          <table:table-cell table:style-name="ce15"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7" office:value-type="float" office:value="1">
            <text:p>1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2">
            <text:p>2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3">
            <text:p>3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4">
            <text:p>4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5">
            <text:p>5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6">
            <text:p>6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7">
            <text:p>7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8">
            <text:p>8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9">
            <text:p>9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10">
            <text:p>10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8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2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19" office:value-type="string">
            <text:p>調書(2)</text:p>
          </table:table-cell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named-expressions/>
      </table:table>
      <table:named-expressions>
        <table:named-range table:name="CaseNo" table:base-cell-address="$調書2.$D$2" table:cell-range-address="$調書2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2014/03/13</text:date>, <text:time>19:29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3T19:29:17.31</dc:date>
    <dc:creator>TANAKA Hidemune</dc:creator>
    <meta:editing-duration>PT40M8S</meta:editing-duration>
    <meta:editing-cycles>20</meta:editing-cycles>
    <meta:document-statistic meta:table-count="1" meta:cell-count="59" meta:object-count="0"/>
  </office:meta>
</office:document-meta>
</file>